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ucida Console" svg:font-family="Lucida Console" style:font-family-generic="modern" style:font-pitch="fixed" svg:panose-1="2 11 6 9 4 5 4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4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5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6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8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9" style:parent-style-name="Normal" style:family="paragraph">
      <style:paragraph-properties style:text-autospace="none" fo:margin-bottom="0in" fo:line-height="100%"/>
    </style:style>
    <style:style style:name="T10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11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12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13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1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6" style:parent-style-name="Normal" style:family="paragraph">
      <style:paragraph-properties style:text-autospace="none" fo:margin-bottom="0in" fo:line-height="100%"/>
    </style:style>
    <style:style style:name="T17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18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19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20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2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1" style:parent-style-name="Normal" style:family="paragraph">
      <style:paragraph-properties style:text-autospace="none" fo:margin-bottom="0in" fo:line-height="100%"/>
    </style:style>
    <style:style style:name="T32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T33" style:parent-style-name="DefaultParagraphFont" style:family="text">
      <style:text-properties style:font-name="Lucida Console" style:font-name-complex="Lucida Console" fo:color="#BF0000" fo:font-size="9pt" style:font-size-asian="9pt" style:font-size-complex="9pt"/>
    </style:style>
    <style:style style:name="T34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T35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36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P3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</office:automatic-styles>
  <office:body>
    <office:text text:use-soft-page-breaks="true">
      <text:p text:style-name="P1">Journal #2</text:p>
      <text:p text:style-name="Normal"/>
      <text:p text:style-name="Normal">Started to write the INSTALL document (need to save as .odt for when I want to open it on Debian machine for compatibility issue)</text:p>
      <text:p text:style-name="Normal">Cloned the project repository on my Windows machine (needed more processing power and screen space to work on the journals and INSTALL file):</text:p>
      <text:p text:style-name="P2"><text:span text:style-name="T3">veron@DESKTOP-OISU7SF<text:s/></text:span><text:span text:style-name="T4">MINGW64<text:s/></text:span><text:span text:style-name="T5">~/Documents/Computer Science Program/Semester 3/Unix</text:span><text:span text:style-name="T6"><text:s/>(master)</text:span></text:p>
      <text:p text:style-name="P7">$ git clone https://github.com/VeroKar/Final-Project.git</text:p>
      <text:p text:style-name="P8"/>
      <text:p text:style-name="P9"><text:span text:style-name="T10">veron@DESKTOP-OISU7SF<text:s/></text:span><text:span text:style-name="T11">MINGW64<text:s/></text:span><text:span text:style-name="T12">~/Documents/Computer Science Program/Semester 3/Unix</text:span><text:span text:style-name="T13"><text:s/>(master)</text:span></text:p>
      <text:p text:style-name="P14">$ cd C:/Users/veron/Documents/'Computer Science Program'/'Semester 3'/Unix/Final-Project</text:p>
      <text:p text:style-name="P15"/>
      <text:p text:style-name="P16"><text:span text:style-name="T17">veron@DESKTOP-OISU7SF<text:s/></text:span><text:span text:style-name="T18">MINGW64<text:s/></text:span><text:span text:style-name="T19">~/Documents/Computer Science Program/Semester 3/Unix/Final-Project</text:span><text:span text:style-name="T20"><text:s/>(main)</text:span></text:p>
      <text:p text:style-name="P21">$ git pull</text:p>
      <text:p text:style-name="P22">remote: Enumerating objects: 3, done.</text:p>
      <text:p text:style-name="P23">remote: Counting objects: 100% (3/3), done.</text:p>
      <text:p text:style-name="P24">remote: Compressing objects: 100% (2/2), done.</text:p>
      <text:p text:style-name="P25">remote: Total 2 (delta 0), reused 0 (delta 0), pack-reused 0</text:p>
      <text:p text:style-name="P26">Unpacking objects: 100% (2/2), 642 bytes | 13.00 KiB/s, done.</text:p>
      <text:p text:style-name="P27">From https://github.com/VeroKar/Final-Project</text:p>
      <text:p text:style-name="P28"><text:s text:c="3"/>8c8bb56..c78f545 <text:s/>main <text:s text:c="6"/>-&gt; origin/main</text:p>
      <text:p text:style-name="P29">Updating 8c8bb56..c78f545</text:p>
      <text:p text:style-name="P30">Fast-forward</text:p>
      <text:p text:style-name="P31"><text:span text:style-name="T32"><text:s/>Journal.odt | Bin<text:s/></text:span><text:span text:style-name="T33">19425</text:span><text:span text:style-name="T34"><text:s/>-&gt;<text:s/></text:span><text:span text:style-name="T35">0</text:span><text:span text:style-name="T36"><text:s/>bytes</text:span></text:p>
      <text:p text:style-name="P37"><text:s/>1 file changed, 0 insertions(+), 0 deletions(-)</text:p>
      <text:p text:style-name="P38"><text:s/>delete mode 100644 Journal.odt</text:p>
      <text:p text:style-name="Normal"/>
      <text:p text:style-name="Normal"/>
      <text:p text:style-name="Normal">Wrote the README description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ucida Console" svg:font-family="Lucida Console" style:font-family-generic="modern" style:font-pitch="fixed" svg:panose-1="2 11 6 9 4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eronique Karwowska</meta:initial-creator>
    <dc:creator>Veronique Karwowska</dc:creator>
    <meta:creation-date>2021-12-04T04:48:00Z</meta:creation-date>
    <dc:date>2021-12-04T04:50:00Z</dc:date>
    <meta:template xlink:href="Normal.dotm" xlink:type="simple"/>
    <meta:editing-cycles>3</meta:editing-cycles>
    <meta:editing-duration>PT120S</meta:editing-duration>
    <meta:document-statistic meta:page-count="1" meta:paragraph-count="2" meta:word-count="188" meta:character-count="1263" meta:row-count="8" meta:non-whitespace-character-count="1077"/>
  </office:meta>
</office:document-meta>
</file>